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c1c7e" officeooo:paragraph-rsid="000c1c7e"/>
    </style:style>
    <style:style style:name="P2" style:family="paragraph" style:parent-style-name="Text_20_body" style:list-style-name="L1">
      <style:text-properties officeooo:rsid="000c1c7e" officeooo:paragraph-rsid="000c1c7e"/>
    </style:style>
    <style:style style:name="P3" style:family="paragraph" style:parent-style-name="Text_20_body">
      <style:text-properties officeooo:rsid="000c8922" officeooo:paragraph-rsid="000c8922"/>
    </style:style>
    <style:style style:name="P4" style:family="paragraph" style:parent-style-name="Title">
      <style:text-properties officeooo:rsid="000c1c7e" officeooo:paragraph-rsid="000c1c7e"/>
    </style:style>
    <style:style style:name="P5" style:family="paragraph" style:parent-style-name="Heading_20_1">
      <style:paragraph-properties fo:break-before="page"/>
      <style:text-properties officeooo:rsid="000c1c7e" officeooo:paragraph-rsid="000c1c7e"/>
    </style:style>
    <style:style style:name="P6" style:family="paragraph" style:parent-style-name="Heading_20_1">
      <style:text-properties officeooo:rsid="000c1c7e" officeooo:paragraph-rsid="000c1c7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c892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lestone Chat System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dice</text:p>
          </text:index-title>
          <text:p text:style-name="P7"><text:a xlink:type="simple" xlink:href="#__RefHeading__106_535070121" text:style-name="Index_20_Link" text:visited-style-name="Index_20_Link">Analisi dei requisiti<text:tab/>2</text:a></text:p>
          <text:p text:style-name="P7"><text:a xlink:type="simple" xlink:href="#__RefHeading__108_535070121" text:style-name="Index_20_Link" text:visited-style-name="Index_20_Link">Analisi problematiche networking<text:tab/>3</text:a></text:p>
        </text:index-body>
      </text:table-of-content>
      <text:p text:style-name="P1"/>
      <text:h text:style-name="P5" text:outline-level="1"><text:bookmark-start text:name="__RefHeading__106_535070121"/>Introduzione<text:bookmark-end text:name="__RefHeading__106_535070121"/></text:h>
      <text:p text:style-name="P1">La richiesta prevedeva la costruzione di un sistema di chat in C++ che presentasse le seguenti feature</text:p>
      <text:list xml:id="list6047983672424868038" text:style-name="L1">
        <text:list-item>
          <text:p text:style-name="P2">Infrastruttura p2p</text:p>
        </text:list-item>
        <text:list-item>
          <text:p text:style-name="P2">Utilizzo del protocollo UDP</text:p>
        </text:list-item>
        <text:list-item>
          <text:p text:style-name="P2">Comunicazioni asincrone tra i peers</text:p>
        </text:list-item>
        <text:list-item>
          <text:p text:style-name="P2">Gestione di packet loss e packet reordering</text:p>
        </text:list-item>
        <text:list-item>
          <text:p text:style-name="P2">Discovery automatica degli altri peer (opzionale)</text:p>
        </text:list-item>
      </text:list>
      <text:p text:style-name="P1">Per poter realizzare il software richiesto è stata prima progettata tutta la sezione relativa al networking (mesh, protocollo, ecc), in modo da poter appoggiare la progettazione del software stesso su un protocollo <text:span text:style-name="T1">in grado di fronteggiare tutte le problematiche emerse in fase di analisi.</text:span></text:p>
      <text:p text:style-name="P3">Successivamente si è proceduto con la progettazione del codice, utilizzando un paradigma a spirale per poter implementare sequenzialmente le varie feature mantenendo, nel frattempo, il software completamente testabile (questo processo si sposa molto bene anche col paradigma Git-Flow, che è stato utilizzato per il versioning durante lo sviluppo).</text:p>
      <text:h text:style-name="P6" text:outline-level="1"><text:bookmark-start text:name="__RefHeading__108_535070121"/>Analisi networking<text:bookmark-end text:name="__RefHeading__108_53507012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0:00:23.007000000</meta:creation-date>
    <meta:generator>LibreOffice/4.2.4.2$Windows_x86 LibreOffice_project/63150712c6d317d27ce2db16eb94c2f3d7b699f8</meta:generator>
    <dc:date>2014-07-22T10:18:26.799000000</dc:date>
    <meta:editing-duration>P0D</meta:editing-duration>
    <meta:editing-cycles>1</meta:editing-cycles>
    <meta:document-statistic meta:table-count="0" meta:image-count="0" meta:object-count="0" meta:page-count="2" meta:paragraph-count="14" meta:word-count="153" meta:character-count="1029" meta:non-whitespace-character-count="895"/>
  </office:meta>
</office:document-meta>
</file>